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219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0">
      <style:table-cell-properties fo:background-color="#000066"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782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6.2988in" svg:height="4.3571in" svg:x="0.0866in" svg:y="4.8039in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5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table:style-name="Default"/>
          <table:table-cell table:number-columns-repeated="5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5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58"/>
        </table:table-row>
        <table:table-row table:style-name="ro2">
          <table:table-cell office:value-type="string" calcext:value-type="string">
            <text:p>parallel running image(s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16" calcext:value-type="float">
            <text:p>16</text:p>
          </table:table-cell>
          <table:table-cell table:style-name="ce7"/>
          <table:table-cell table:style-name="Default"/>
          <table:table-cell table:style-name="ce3" table:number-columns-repeated="5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5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264705882352941" calcext:value-type="percentage">
            <text:p>2.6%</text:p>
          </table:table-cell>
          <table:table-cell table:style-name="ce6" table:formula="of:=1-(1-([.$C9]-2)*[.$C$2]/[.$C$1])^[.E$5]" office:value-type="percentage" office:value="0.171211841938339" calcext:value-type="percentage">
            <text:p>17.1%</text:p>
          </table:table-cell>
          <table:table-cell table:style-name="ce6" table:formula="of:=1-(1-([.$C9]-2)*[.$C$2]/[.$C$1])^[.F$5]" office:value-type="percentage" office:value="0.348993645529824" calcext:value-type="percentage">
            <text:p>34.9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529411764705883" calcext:value-type="percentage">
            <text:p>5.3%</text:p>
          </table:table-cell>
          <table:table-cell table:style-name="ce6" table:formula="of:=1-(1-([.$C10]-2)*[.$C$2]/[.$C$1])^[.E$5]" office:value-type="percentage" office:value="0.316657106044031" calcext:value-type="percentage">
            <text:p>31.7%</text:p>
          </table:table-cell>
          <table:table-cell table:style-name="ce6" table:formula="of:=1-(1-([.$C10]-2)*[.$C$2]/[.$C$1])^[.F$5]" office:value-type="percentage" office:value="0.581176275592519" calcext:value-type="percentage">
            <text:p>58.1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0794117647058823" calcext:value-type="percentage">
            <text:p>7.9%</text:p>
          </table:table-cell>
          <table:table-cell table:style-name="ce6" table:formula="of:=1-(1-([.$C11]-2)*[.$C$2]/[.$C$1])^[.E$5]" office:value-type="percentage" office:value="0.439651848595118" calcext:value-type="percentage">
            <text:p>44.0%</text:p>
          </table:table-cell>
          <table:table-cell table:style-name="ce36" table:formula="of:=1-(1-([.$C11]-2)*[.$C$2]/[.$C$1])^[.F$5]" office:value-type="percentage" office:value="0.733898864315338" calcext:value-type="percentage">
            <text:p>73.4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4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105882352941176" calcext:value-type="percentage">
            <text:p>10.6%</text:p>
          </table:table-cell>
          <table:table-cell table:style-name="ce38" table:formula="of:=1-(1-([.$C12]-2)*[.$C$2]/[.$C$1])^[.E$5]" office:value-type="percentage" office:value="0.543161532525761" calcext:value-type="percentage">
            <text:p>54.3%</text:p>
          </table:table-cell>
          <table:table-cell table:style-name="ce38" table:formula="of:=1-(1-([.$C12]-2)*[.$C$2]/[.$C$1])^[.F$5]" office:value-type="percentage" office:value="0.83315443572821" calcext:value-type="percentage">
            <text:p>83.3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4" table:formula="of:=[.C12]+1" office:value-type="float" office:value="7" calcext:value-type="float">
            <text:p>7</text:p>
          </table:table-cell>
          <table:table-cell table:style-name="ce38" table:formula="of:=1-(1-([.$C13]-2)*[.$C$2]/[.$C$1])^[.D$5]" office:value-type="percentage" office:value="0.132352941176471" calcext:value-type="percentage">
            <text:p>13.2%</text:p>
          </table:table-cell>
          <table:table-cell table:style-name="ce38" table:formula="of:=1-(1-([.$C13]-2)*[.$C$2]/[.$C$1])^[.E$5]" office:value-type="percentage" office:value="0.62982959632537" calcext:value-type="percentage">
            <text:p>63.0%</text:p>
          </table:table-cell>
          <table:table-cell table:style-name="ce38" table:formula="of:=1-(1-([.$C13]-2)*[.$C$2]/[.$C$1])^[.F$5]" office:value-type="percentage" office:value="0.896845166366596" calcext:value-type="percentage">
            <text:p>89.7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158823529411765" calcext:value-type="percentage">
            <text:p>15.9%</text:p>
          </table:table-cell>
          <table:table-cell table:style-name="ce6" table:formula="of:=1-(1-([.$C14]-2)*[.$C$2]/[.$C$1])^[.E$5]" office:value-type="percentage" office:value="0.702004426773733" calcext:value-type="percentage">
            <text:p>70.2%</text:p>
          </table:table-cell>
          <table:table-cell table:style-name="ce6" table:formula="of:=1-(1-([.$C14]-2)*[.$C$2]/[.$C$1])^[.F$5]" office:value-type="percentage" office:value="0.937166123022994" calcext:value-type="percentage">
            <text:p>93.7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185294117647059" calcext:value-type="percentage">
            <text:p>18.5%</text:p>
          </table:table-cell>
          <table:table-cell table:style-name="ce6" table:formula="of:=1-(1-([.$C15]-2)*[.$C$2]/[.$C$1])^[.E$5]" office:value-type="percentage" office:value="0.761764781408245" calcext:value-type="percentage">
            <text:p>76.2%</text:p>
          </table:table-cell>
          <table:table-cell table:style-name="ce38" table:formula="of:=1-(1-([.$C15]-2)*[.$C$2]/[.$C$1])^[.F$5]" office:value-type="percentage" office:value="0.962328437622723" calcext:value-type="percentage">
            <text:p>96.2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211764705882353" calcext:value-type="percentage">
            <text:p>21.2%</text:p>
          </table:table-cell>
          <table:table-cell table:style-name="ce6" table:formula="of:=1-(1-([.$C16]-2)*[.$C$2]/[.$C$1])^[.E$5]" office:value-type="percentage" office:value="0.810943706619302" calcext:value-type="percentage">
            <text:p>81.1%</text:p>
          </table:table-cell>
          <table:table-cell table:style-name="ce36" table:formula="of:=1-(1-([.$C16]-2)*[.$C$2]/[.$C$1])^[.F$5]" office:value-type="percentage" office:value="0.977792788346286" calcext:value-type="percentage">
            <text:p>97.8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238235294117647" calcext:value-type="percentage">
            <text:p>23.8%</text:p>
          </table:table-cell>
          <table:table-cell table:style-name="ce6" table:formula="of:=1-(1-([.$C17]-2)*[.$C$2]/[.$C$1])^[.E$5]" office:value-type="percentage" office:value="0.851150997269977" calcext:value-type="percentage">
            <text:p>85.1%</text:p>
          </table:table-cell>
          <table:table-cell table:style-name="ce6" table:formula="of:=1-(1-([.$C17]-2)*[.$C$2]/[.$C$1])^[.F$5]" office:value-type="percentage" office:value="0.98714318032704" calcext:value-type="percentage">
            <text:p>98.7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264705882352941" calcext:value-type="percentage">
            <text:p>26.5%</text:p>
          </table:table-cell>
          <table:table-cell table:style-name="ce6" table:formula="of:=1-(1-([.$C18]-2)*[.$C$2]/[.$C$1])^[.E$5]" office:value-type="percentage" office:value="0.883794243736046" calcext:value-type="percentage">
            <text:p>88.4%</text:p>
          </table:table-cell>
          <table:table-cell table:style-name="ce6" table:formula="of:=1-(1-([.$C18]-2)*[.$C$2]/[.$C$1])^[.F$5]" office:value-type="percentage" office:value="0.992699082077813" calcext:value-type="percentage">
            <text:p>99.3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291176470588235" calcext:value-type="percentage">
            <text:p>29.1%</text:p>
          </table:table-cell>
          <table:table-cell table:style-name="ce6" table:formula="of:=1-(1-([.$C19]-2)*[.$C$2]/[.$C$1])^[.E$5]" office:value-type="percentage" office:value="0.910098512262464" calcext:value-type="percentage">
            <text:p>91.0%</text:p>
          </table:table-cell>
          <table:table-cell table:style-name="ce6" table:formula="of:=1-(1-([.$C19]-2)*[.$C$2]/[.$C$1])^[.F$5]" office:value-type="percentage" office:value="0.995939214884708" calcext:value-type="percentage">
            <text:p>99.6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317647058823529" calcext:value-type="percentage">
            <text:p>31.8%</text:p>
          </table:table-cell>
          <table:table-cell table:style-name="ce6" table:formula="of:=1-(1-([.$C20]-2)*[.$C$2]/[.$C$1])^[.E$5]" office:value-type="percentage" office:value="0.931124704532381" calcext:value-type="percentage">
            <text:p>93.1%</text:p>
          </table:table-cell>
          <table:table-cell table:style-name="ce6" table:formula="of:=1-(1-([.$C20]-2)*[.$C$2]/[.$C$1])^[.F$5]" office:value-type="percentage" office:value="0.997791257511442" calcext:value-type="percentage">
            <text:p>99.8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344117647058823" calcext:value-type="percentage">
            <text:p>34.4%</text:p>
          </table:table-cell>
          <table:table-cell table:style-name="ce6" table:formula="of:=1-(1-([.$C21]-2)*[.$C$2]/[.$C$1])^[.E$5]" office:value-type="percentage" office:value="0.94778664234478" calcext:value-type="percentage">
            <text:p>94.8%</text:p>
          </table:table-cell>
          <table:table-cell table:style-name="ce6" table:formula="of:=1-(1-([.$C21]-2)*[.$C$2]/[.$C$1])^[.F$5]" office:value-type="percentage" office:value="0.998827223821167" calcext:value-type="percentage">
            <text:p>99.9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370588235294118" calcext:value-type="percentage">
            <text:p>37.1%</text:p>
          </table:table-cell>
          <table:table-cell table:style-name="ce6" table:formula="of:=1-(1-([.$C22]-2)*[.$C$2]/[.$C$1])^[.E$5]" office:value-type="percentage" office:value="0.960866923296834" calcext:value-type="percentage">
            <text:p>96.1%</text:p>
          </table:table-cell>
          <table:table-cell table:style-name="ce6" table:formula="of:=1-(1-([.$C22]-2)*[.$C$2]/[.$C$1])^[.F$5]" office:value-type="percentage" office:value="0.999393322761985" calcext:value-type="percentage">
            <text:p>99.9%</text:p>
          </table:table-cell>
          <table:table-cell table:style-name="ce6"/>
          <table:table-cell table:number-columns-repeated="5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5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5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57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2:09:39.460822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09-17T11:07:25.557778776</meta:creation-date>
    <dc:date>2020-11-25T22:12:32.897704354</dc:date>
    <meta:editing-duration>PT2H29M43S</meta:editing-duration>
    <meta:editing-cycles>183</meta:editing-cycles>
    <meta:generator>LibreOffice/6.4.6.2$Linux_X86_64 LibreOffice_project/4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64705882352941">
                <text:p>0.0264705882352941</text:p>
              </table:table-cell>
              <table:table-cell office:value-type="float" office:value="0.171211841938339">
                <text:p>0.171211841938339</text:p>
              </table:table-cell>
              <table:table-cell office:value-type="float" office:value="0.348993645529824">
                <text:p>0.34899364552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29411764705883">
                <text:p>0.0529411764705883</text:p>
              </table:table-cell>
              <table:table-cell office:value-type="float" office:value="0.316657106044031">
                <text:p>0.316657106044031</text:p>
              </table:table-cell>
              <table:table-cell office:value-type="float" office:value="0.581176275592519">
                <text:p>0.58117627559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94117647058823">
                <text:p>0.0794117647058823</text:p>
              </table:table-cell>
              <table:table-cell office:value-type="float" office:value="0.439651848595118">
                <text:p>0.439651848595118</text:p>
              </table:table-cell>
              <table:table-cell office:value-type="float" office:value="0.733898864315338">
                <text:p>0.73389886431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.543161532525761">
                <text:p>0.543161532525761</text:p>
              </table:table-cell>
              <table:table-cell office:value-type="float" office:value="0.83315443572821">
                <text:p>0.8331544357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0.62982959632537">
                <text:p>0.62982959632537</text:p>
              </table:table-cell>
              <table:table-cell office:value-type="float" office:value="0.896845166366596">
                <text:p>0.896845166366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8823529411765">
                <text:p>0.158823529411765</text:p>
              </table:table-cell>
              <table:table-cell office:value-type="float" office:value="0.702004426773733">
                <text:p>0.702004426773733</text:p>
              </table:table-cell>
              <table:table-cell office:value-type="float" office:value="0.937166123022994">
                <text:p>0.93716612302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5294117647059">
                <text:p>0.185294117647059</text:p>
              </table:table-cell>
              <table:table-cell office:value-type="float" office:value="0.761764781408245">
                <text:p>0.761764781408245</text:p>
              </table:table-cell>
              <table:table-cell office:value-type="float" office:value="0.962328437622723">
                <text:p>0.96232843762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810943706619302">
                <text:p>0.810943706619302</text:p>
              </table:table-cell>
              <table:table-cell office:value-type="float" office:value="0.977792788346286">
                <text:p>0.97779278834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8235294117647">
                <text:p>0.238235294117647</text:p>
              </table:table-cell>
              <table:table-cell office:value-type="float" office:value="0.851150997269977">
                <text:p>0.851150997269977</text:p>
              </table:table-cell>
              <table:table-cell office:value-type="float" office:value="0.98714318032704">
                <text:p>0.9871431803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883794243736046">
                <text:p>0.883794243736046</text:p>
              </table:table-cell>
              <table:table-cell office:value-type="float" office:value="0.992699082077813">
                <text:p>0.992699082077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91176470588235">
                <text:p>0.291176470588235</text:p>
              </table:table-cell>
              <table:table-cell office:value-type="float" office:value="0.910098512262464">
                <text:p>0.910098512262464</text:p>
              </table:table-cell>
              <table:table-cell office:value-type="float" office:value="0.995939214884708">
                <text:p>0.995939214884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931124704532381">
                <text:p>0.931124704532381</text:p>
              </table:table-cell>
              <table:table-cell office:value-type="float" office:value="0.997791257511442">
                <text:p>0.99779125751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4117647058823">
                <text:p>0.344117647058823</text:p>
              </table:table-cell>
              <table:table-cell office:value-type="float" office:value="0.94778664234478">
                <text:p>0.94778664234478</text:p>
              </table:table-cell>
              <table:table-cell office:value-type="float" office:value="0.998827223821167">
                <text:p>0.99882722382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70588235294118">
                <text:p>0.370588235294118</text:p>
              </table:table-cell>
              <table:table-cell office:value-type="float" office:value="0.960866923296834">
                <text:p>0.960866923296834</text:p>
              </table:table-cell>
              <table:table-cell office:value-type="float" office:value="0.999393322761985">
                <text:p>0.9993933227619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